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0.14pt"/>
    </style:style>
    <style:style style:name="co2" style:family="table-column">
      <style:table-column-properties fo:break-before="auto" style:column-width="289.45pt"/>
    </style:style>
    <style:style style:name="co3" style:family="table-column">
      <style:table-column-properties fo:break-before="auto" style:column-width="203.7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108.74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264.76pt" fo:break-before="auto" style:use-optimal-row-height="true"/>
    </style:style>
    <style:style style:name="ro9" style:family="table-row">
      <style:table-row-properties style:row-height="5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PUNTO 2.2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style-name="ce8" office:value-type="string" calcext:value-type="string">
            <text:p>bin   dev  home  lib32  libx32  mnt  proc  run   srv  tmp  var</text:p>
            <text:p>boot  etc  lib   lib64  media   opt  root  sbin  sys  usr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1">
          <table:table-cell table:style-name="ce3" office:value-type="string" calcext:value-type="string">
            <text:p>PUNTO 2.6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Dockerfile  app.js   fonts       package.json  server.js</text:p>
            <text:p>LICENSE     backend  index.html  readme.md     site.cs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2.7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A Dockerfile is a text document that contains all the commands a user could call on the command line to assemble an image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5">
          <table:table-cell table:style-name="ce8" office:value-type="string" calcext:value-type="string">
            <text:p>FROM node:current-slim</text:p>
            <text:p/>
            <text:p>WORKDIR /usr/src/app</text:p>
            <text:p>COPY package.json .</text:p>
            <text:p>RUN npm install</text:p>
            <text:p/>
            <text:p>EXPOSE 8080</text:p>
            <text:p>CMD [ "npm", "start" ]</text:p>
            <text:p/>
            <text:p>COPY . .</text:p>
            <text:p/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2.8</text:p>
          </table:table-cell>
          <table:table-cell table:number-columns-repeated="5"/>
        </table:table-row>
        <table:table-row table:style-name="ro6">
          <table:table-cell table:style-name="ce8" office:value-type="string" calcext:value-type="string">
            <text:p>We can find the information and description of the application and the versions of the dependencies needed.</text:p>
          </table:table-cell>
          <table:table-cell table:number-columns-repeated="5"/>
        </table:table-row>
        <table:table-row table:style-name="ro7">
          <table:table-cell table:number-columns-repeated="6"/>
        </table:table-row>
        <table:table-row table:style-name="ro8">
          <table:table-cell table:style-name="ce8" office:value-type="string" calcext:value-type="string">
            <text:p>  GNU nano 4.8                                                                  package.json                                                                            </text:p>
            <text:p>{</text:p>
            <text:p>  "name": "vue-event-bulletin",</text:p>
            <text:p>  "version": "1.0.0",</text:p>
            <text:p>  "description": "Demo application for the scotch.io tutorial",</text:p>
            <text:p>  "main": "server.js",</text:p>
            <text:p>  "author": "Ryan Chenkie, Jason Lam",</text:p>
            <text:p>  "license": "MIT",</text:p>
            <text:p>  "dependencies": {</text:p>
            <text:p>    "bootstrap": "^3.3.6",</text:p>
            <text:p>    "ejs": "^2.3.4",</text:p>
            <text:p>    "express": "^4.13.3",</text:p>
            <text:p>    "morgan": "^1.6.1",</text:p>
            <text:p>    "vue": "^1.0.10",</text:p>
            <text:p>    "vue-resource": "^0.1.17"</text:p>
            <text:p>  },</text:p>
            <text:p>  "devDependencies": {</text:p>
            <text:p>    "body-parser": "^1.14.1",</text:p>
            <text:p>    "errorhandler": "^1.4.2",</text:p>
            <text:p>    "method-override": "^2.3.5",</text:p>
            <text:p>    "morgan": "^1.6.1"</text:p>
            <text:p>  }</text:p>
            <text:p>}</text:p>
            <text:p/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UNTO 2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3.90.219.93:8000/</text:p>
          </table:table-cell>
          <table:table-cell table:number-columns-repeated="5"/>
        </table:table-row>
        <table:table-row table:style-name="ro1" table:number-rows-repeated="48">
          <table:table-cell table:number-columns-repeated="6"/>
        </table:table-row>
        <table:table-row table:style-name="ro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00:04:25.700468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47:04.737793794</meta:creation-date>
    <dc:date>2020-10-08T00:35:47.132888022</dc:date>
    <meta:editing-duration>PT17H27M32S</meta:editing-duration>
    <meta:editing-cycles>151</meta:editing-cycles>
    <meta:generator>LibreOffice/6.0.7.3$Linux_X86_64 LibreOffice_project/00m0$Build-3</meta:generator>
    <meta:document-statistic meta:table-count="1" meta:cell-count="12" meta:object-count="0"/>
  </office:meta>
</office:document-meta>
</file>